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6c62" officeooo:paragraph-rsid="000f6c62"/>
    </style:style>
    <style:style style:name="P2" style:family="paragraph" style:parent-style-name="Standard">
      <style:text-properties officeooo:rsid="0011354d" officeooo:paragraph-rsid="0011354d"/>
    </style:style>
    <style:style style:name="P3" style:family="paragraph" style:parent-style-name="Standard">
      <style:text-properties officeooo:rsid="0011354d" officeooo:paragraph-rsid="00124219"/>
    </style:style>
    <style:style style:name="P4" style:family="paragraph" style:parent-style-name="Standard">
      <style:text-properties officeooo:rsid="0011354d" officeooo:paragraph-rsid="0022ee69"/>
    </style:style>
    <style:style style:name="P5" style:family="paragraph" style:parent-style-name="Standard">
      <style:text-properties officeooo:rsid="0011354d" officeooo:paragraph-rsid="0028c35f"/>
    </style:style>
    <style:style style:name="P6" style:family="paragraph" style:parent-style-name="Standard">
      <style:text-properties officeooo:rsid="0011354d" officeooo:paragraph-rsid="0032655b"/>
    </style:style>
    <style:style style:name="P7" style:family="paragraph" style:parent-style-name="Standard">
      <style:text-properties officeooo:rsid="0011354d" officeooo:paragraph-rsid="005754d1"/>
    </style:style>
    <style:style style:name="P8" style:family="paragraph" style:parent-style-name="Standard">
      <style:text-properties officeooo:rsid="0011354d" officeooo:paragraph-rsid="0057e5a2"/>
    </style:style>
    <style:style style:name="P9" style:family="paragraph" style:parent-style-name="Standard">
      <style:text-properties officeooo:rsid="0011354d" officeooo:paragraph-rsid="0058275d"/>
    </style:style>
    <style:style style:name="P10" style:family="paragraph" style:parent-style-name="Standard">
      <style:text-properties officeooo:rsid="0011354d" officeooo:paragraph-rsid="005a0049"/>
    </style:style>
    <style:style style:name="P11" style:family="paragraph" style:parent-style-name="Standard">
      <style:text-properties officeooo:rsid="0011354d" officeooo:paragraph-rsid="006334fa"/>
    </style:style>
    <style:style style:name="P12" style:family="paragraph" style:parent-style-name="Standard">
      <style:text-properties officeooo:rsid="0011b16c" officeooo:paragraph-rsid="0011b16c"/>
    </style:style>
    <style:style style:name="P13" style:family="paragraph" style:parent-style-name="Standard">
      <style:text-properties officeooo:rsid="0011b16c" officeooo:paragraph-rsid="005754d1"/>
    </style:style>
    <style:style style:name="P14" style:family="paragraph" style:parent-style-name="Standard">
      <style:text-properties officeooo:rsid="00131e3c" officeooo:paragraph-rsid="00131e3c"/>
    </style:style>
    <style:style style:name="P15" style:family="paragraph" style:parent-style-name="Standard">
      <style:text-properties officeooo:rsid="00131e3c" officeooo:paragraph-rsid="005754d1"/>
    </style:style>
    <style:style style:name="P16" style:family="paragraph" style:parent-style-name="Standard">
      <style:text-properties officeooo:rsid="0014ff3f" officeooo:paragraph-rsid="0014ff3f"/>
    </style:style>
    <style:style style:name="P17" style:family="paragraph" style:parent-style-name="Standard">
      <style:text-properties officeooo:rsid="0014ff3f" officeooo:paragraph-rsid="005754d1"/>
    </style:style>
    <style:style style:name="P18" style:family="paragraph" style:parent-style-name="Standard">
      <style:text-properties officeooo:rsid="00161abe" officeooo:paragraph-rsid="00161abe"/>
    </style:style>
    <style:style style:name="P19" style:family="paragraph" style:parent-style-name="Standard">
      <style:text-properties officeooo:rsid="00161abe" officeooo:paragraph-rsid="005754d1"/>
    </style:style>
    <style:style style:name="P20" style:family="paragraph" style:parent-style-name="Standard">
      <style:text-properties officeooo:rsid="00167055" officeooo:paragraph-rsid="00167055"/>
    </style:style>
    <style:style style:name="P21" style:family="paragraph" style:parent-style-name="Standard">
      <style:text-properties officeooo:rsid="00167055" officeooo:paragraph-rsid="005754d1"/>
    </style:style>
    <style:style style:name="P22" style:family="paragraph" style:parent-style-name="Standard">
      <style:text-properties officeooo:rsid="001ad0c1" officeooo:paragraph-rsid="001ad0c1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195ae0" officeooo:paragraph-rsid="00195ae0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2c0d4e" officeooo:paragraph-rsid="002c0d4e" style:font-weight-asian="bold" style:font-weight-complex="bold"/>
    </style:style>
    <style:style style:name="P25" style:family="paragraph" style:parent-style-name="Standard">
      <style:text-properties officeooo:rsid="001f9d45" officeooo:paragraph-rsid="0028c35f"/>
    </style:style>
    <style:style style:name="P26" style:family="paragraph" style:parent-style-name="Standard">
      <style:text-properties officeooo:rsid="001f9d45" officeooo:paragraph-rsid="005754d1"/>
    </style:style>
    <style:style style:name="P27" style:family="paragraph" style:parent-style-name="Standard">
      <style:text-properties officeooo:rsid="0022ee69" officeooo:paragraph-rsid="0022ee69"/>
    </style:style>
    <style:style style:name="P28" style:family="paragraph" style:parent-style-name="Standard">
      <style:text-properties officeooo:rsid="0022ee69" officeooo:paragraph-rsid="005754d1"/>
    </style:style>
    <style:style style:name="P29" style:family="paragraph" style:parent-style-name="Standard">
      <style:text-properties officeooo:rsid="002f8444" officeooo:paragraph-rsid="00303872"/>
    </style:style>
    <style:style style:name="P30" style:family="paragraph" style:parent-style-name="Standard">
      <style:text-properties officeooo:rsid="003145b7" officeooo:paragraph-rsid="003145b7"/>
    </style:style>
    <style:style style:name="P31" style:family="paragraph" style:parent-style-name="Standard">
      <style:text-properties officeooo:rsid="003798de" officeooo:paragraph-rsid="003798de"/>
    </style:style>
    <style:style style:name="P32" style:family="paragraph" style:parent-style-name="Standard">
      <style:text-properties officeooo:rsid="0037e30c" officeooo:paragraph-rsid="0037e30c"/>
    </style:style>
    <style:style style:name="P33" style:family="paragraph" style:parent-style-name="Standard">
      <style:text-properties officeooo:rsid="0038bdd3" officeooo:paragraph-rsid="0038bdd3"/>
    </style:style>
    <style:style style:name="P34" style:family="paragraph" style:parent-style-name="Standard">
      <style:text-properties officeooo:rsid="003a8c6f" officeooo:paragraph-rsid="003a8c6f"/>
    </style:style>
    <style:style style:name="P35" style:family="paragraph" style:parent-style-name="Standard">
      <style:text-properties officeooo:rsid="003b8cd7" officeooo:paragraph-rsid="003b8cd7"/>
    </style:style>
    <style:style style:name="P36" style:family="paragraph" style:parent-style-name="Standard">
      <style:text-properties officeooo:rsid="004d3bb6" officeooo:paragraph-rsid="004d3bb6"/>
    </style:style>
    <style:style style:name="P37" style:family="paragraph" style:parent-style-name="Standard">
      <style:text-properties officeooo:rsid="00551a53" officeooo:paragraph-rsid="00551a53"/>
    </style:style>
    <style:style style:name="P38" style:family="paragraph" style:parent-style-name="Standard">
      <style:text-properties officeooo:rsid="00551a53" officeooo:paragraph-rsid="0056233d"/>
    </style:style>
    <style:style style:name="P39" style:family="paragraph" style:parent-style-name="Standard">
      <style:text-properties officeooo:rsid="005af640" officeooo:paragraph-rsid="005af640"/>
    </style:style>
    <style:style style:name="P40" style:family="paragraph" style:parent-style-name="Standard">
      <style:text-properties officeooo:rsid="005af640" officeooo:paragraph-rsid="005cd9b1"/>
    </style:style>
    <style:style style:name="P41" style:family="paragraph" style:parent-style-name="Standard">
      <style:text-properties officeooo:rsid="005b4eca" officeooo:paragraph-rsid="005b4eca"/>
    </style:style>
    <style:style style:name="P42" style:family="paragraph" style:parent-style-name="Standard">
      <style:text-properties officeooo:rsid="00175ac7" officeooo:paragraph-rsid="001b8c8c"/>
    </style:style>
    <style:style style:name="P43" style:family="paragraph" style:parent-style-name="Standard">
      <style:text-properties officeooo:rsid="00175ac7" officeooo:paragraph-rsid="001b6c16"/>
    </style:style>
    <style:style style:name="P44" style:family="paragraph" style:parent-style-name="Standard">
      <style:text-properties officeooo:rsid="00175ac7" officeooo:paragraph-rsid="005754d1"/>
    </style:style>
    <style:style style:name="P45" style:family="paragraph" style:parent-style-name="Standard">
      <style:text-properties officeooo:rsid="0056233d" officeooo:paragraph-rsid="0058275d"/>
    </style:style>
    <style:style style:name="P46" style:family="paragraph" style:parent-style-name="Standard">
      <style:text-properties officeooo:rsid="005a0049" officeooo:paragraph-rsid="006334fa"/>
    </style:style>
    <style:style style:name="P47" style:family="paragraph" style:parent-style-name="Standard">
      <style:paragraph-properties fo:break-before="page"/>
      <style:text-properties officeooo:rsid="0011354d" officeooo:paragraph-rsid="0011354d"/>
    </style:style>
    <style:style style:name="P48" style:family="paragraph" style:parent-style-name="Standard" style:list-style-name="L1">
      <style:text-properties officeooo:rsid="0012ea33" officeooo:paragraph-rsid="0012ea33"/>
    </style:style>
    <style:style style:name="P49" style:family="paragraph" style:parent-style-name="Standard" style:list-style-name="L1">
      <style:text-properties officeooo:rsid="0012ea33" officeooo:paragraph-rsid="00137bf7"/>
    </style:style>
    <style:style style:name="P50" style:family="paragraph" style:parent-style-name="Standard" style:list-style-name="L1">
      <style:text-properties officeooo:rsid="0012ea33" officeooo:paragraph-rsid="005754d1"/>
    </style:style>
    <style:style style:name="P51" style:family="paragraph" style:parent-style-name="Standard" style:list-style-name="L2">
      <style:text-properties officeooo:rsid="00147342" officeooo:paragraph-rsid="00147342"/>
    </style:style>
    <style:style style:name="P52" style:family="paragraph" style:parent-style-name="Standard" style:list-style-name="L2">
      <style:text-properties officeooo:rsid="00147342" officeooo:paragraph-rsid="0018ff09"/>
    </style:style>
    <style:style style:name="P53" style:family="paragraph" style:parent-style-name="Standard" style:list-style-name="L8">
      <style:text-properties officeooo:rsid="00147342" officeooo:paragraph-rsid="005754d1"/>
    </style:style>
    <style:style style:name="P54" style:family="paragraph" style:parent-style-name="Standard" style:list-style-name="L3">
      <style:text-properties officeooo:rsid="003cd5cf" officeooo:paragraph-rsid="003d6ce2"/>
    </style:style>
    <style:style style:name="P55" style:family="paragraph" style:parent-style-name="Standard" style:list-style-name="L4">
      <style:text-properties officeooo:rsid="005a05f0" officeooo:paragraph-rsid="006334fa"/>
    </style:style>
    <style:style style:name="P56" style:family="paragraph" style:parent-style-name="Standard" style:list-style-name="L5">
      <style:text-properties officeooo:rsid="0043d51f" officeooo:paragraph-rsid="0043d51f"/>
    </style:style>
    <style:style style:name="P57" style:family="paragraph" style:parent-style-name="Standard" style:list-style-name="L6">
      <style:text-properties officeooo:rsid="0032655b" officeooo:paragraph-rsid="0032655b"/>
    </style:style>
    <style:style style:name="P58" style:family="paragraph" style:parent-style-name="Standard" style:list-style-name="L7">
      <style:text-properties officeooo:rsid="0050ac88" officeooo:paragraph-rsid="0050ac88"/>
    </style:style>
    <style:style style:name="P59" style:family="paragraph" style:parent-style-name="Standard" style:list-style-name="L7">
      <style:text-properties officeooo:rsid="00529f53" officeooo:paragraph-rsid="00529f53"/>
    </style:style>
    <style:style style:name="P60" style:family="paragraph" style:parent-style-name="Standard" style:list-style-name="L7">
      <style:text-properties officeooo:rsid="005352f0" officeooo:paragraph-rsid="005352f0"/>
    </style:style>
    <style:style style:name="T1" style:family="text">
      <style:text-properties officeooo:rsid="0011354d"/>
    </style:style>
    <style:style style:name="T2" style:family="text">
      <style:text-properties officeooo:rsid="00137bf7"/>
    </style:style>
    <style:style style:name="T3" style:family="text">
      <style:text-properties officeooo:rsid="00165999"/>
    </style:style>
    <style:style style:name="T4" style:family="text">
      <style:text-properties officeooo:rsid="00175ac7"/>
    </style:style>
    <style:style style:name="T5" style:family="text">
      <style:text-properties officeooo:rsid="0014ff3f"/>
    </style:style>
    <style:style style:name="T6" style:family="text">
      <style:text-properties officeooo:rsid="0018ff09"/>
    </style:style>
    <style:style style:name="T7" style:family="text">
      <style:text-properties officeooo:rsid="001b6c16"/>
    </style:style>
    <style:style style:name="T8" style:family="text">
      <style:text-properties officeooo:rsid="0028bf13"/>
    </style:style>
    <style:style style:name="T9" style:family="text">
      <style:text-properties officeooo:rsid="00345157"/>
    </style:style>
    <style:style style:name="T10" style:family="text">
      <style:text-properties officeooo:rsid="003afbca"/>
    </style:style>
    <style:style style:name="T11" style:family="text">
      <style:text-properties officeooo:rsid="00407523"/>
    </style:style>
    <style:style style:name="T12" style:family="text">
      <style:text-properties officeooo:rsid="00465bc0"/>
    </style:style>
    <style:style style:name="T13" style:family="text">
      <style:text-properties officeooo:rsid="004691a1"/>
    </style:style>
    <style:style style:name="T14" style:family="text">
      <style:text-properties officeooo:rsid="0049726e"/>
    </style:style>
    <style:style style:name="T15" style:family="text">
      <style:text-properties officeooo:rsid="004a3fa6"/>
    </style:style>
    <style:style style:name="T16" style:family="text">
      <style:text-properties officeooo:rsid="0056233d"/>
    </style:style>
    <style:style style:name="T17" style:family="text">
      <style:text-properties officeooo:rsid="005733b3"/>
    </style:style>
    <style:style style:name="T18" style:family="text">
      <style:text-properties officeooo:rsid="005cd9b1"/>
    </style:style>
    <style:style style:name="T19" style:family="text">
      <style:text-properties officeooo:rsid="005d902a"/>
    </style:style>
    <style:style style:name="T20" style:family="text">
      <style:text-properties officeooo:rsid="005f64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ation des CV</text:p>
      <text:p text:style-name="P1"/>
      <text:p text:style-name="P23">Programmation en voie</text:p>
      <text:p text:style-name="P1"/>
      <text:p text:style-name="P22">Le paquet prend la forme suivante :</text:p>
      <text:p text:style-name="P1"/>
      <text:p text:style-name="P8">1110CC<text:span text:style-name="T17">AA</text:span> 0 <text:span text:style-name="T17">AAAAAAAA</text:span> 0 DDDDDDDD<text:span text:style-name="T16"> 0 EEEEEEEE 1</text:span></text:p>
      <text:p text:style-name="P2"/>
      <text:p text:style-name="P4"><text:span text:style-name="T17">AA</text:span>+<text:span text:style-name="T17">AAAAAAAA</text:span> : Adresse de la CV</text:p>
      <text:p text:style-name="P4"/>
      <text:p text:style-name="P27"><text:tab/>Retrancher 1 au numéro de la CV pour avoir son adresse <text:span text:style-name="T1">( CV1 = 0000000000 )</text:span></text:p>
      <text:p text:style-name="P2"/>
      <text:p text:style-name="P12">DDDDDDDD : <text:span text:style-name="T8">Valeur</text:span> <text:span text:style-name="T8">de la CV</text:span></text:p>
      <text:p text:style-name="P2"/>
      <text:p text:style-name="P25">CC : Type d'opération</text:p>
      <text:p text:style-name="P5"/>
      <text:p text:style-name="P5"><text:tab/>CC=00 : <text:span text:style-name="T7">réservé</text:span></text:p>
      <text:p text:style-name="P5"/>
      <text:p text:style-name="P42"><text:tab/>CC=01 : vérification</text:p>
      <text:list xml:id="list2967110704881750241" text:style-name="L1">
        <text:list-item>
          <text:p text:style-name="P48">La donnée est comparée avec celle stockée</text:p>
        </text:list-item>
        <text:list-item>
          <text:p text:style-name="P48">Retourne la valeur de la CV en réponse</text:p>
        </text:list-item>
      </text:list>
      <text:p text:style-name="P2"/>
      <text:p text:style-name="P14"><text:span text:style-name="T4"><text:tab/>CC=11 : </text:span>Ecriture</text:p>
      <text:list xml:id="list220121473192127" text:continue-numbering="true" text:style-name="L1">
        <text:list-item>
          <text:p text:style-name="P49">La donnée est <text:span text:style-name="T2">enregistrée</text:span></text:p>
        </text:list-item>
      </text:list>
      <text:p text:style-name="P3"/>
      <text:p text:style-name="P43"><text:tab/>CC=10 : manipulation de bit</text:p>
      <text:list xml:id="list1547632540415368313" text:style-name="L2">
        <text:list-item>
          <text:p text:style-name="P51">Ecriture bit à bit</text:p>
        </text:list-item>
        <text:list-item>
          <text:p text:style-name="P52">Utilise un format spécifique <text:span text:style-name="T6">à la place de</text:span> DDDDDDDD : <text:span text:style-name="T5">111CDBBB</text:span></text:p>
        </text:list-item>
      </text:list>
      <text:p text:style-name="P16"/>
      <text:p text:style-name="P18"><text:tab/><text:tab/>BBB : position du bit à modifier</text:p>
      <text:p text:style-name="P18"><text:tab/><text:tab/>C : 1= écriture; 0=<text:span text:style-name="T3">vérification</text:span></text:p>
      <text:p text:style-name="P20"><text:tab/><text:tab/>D : valeur du bit à écrire</text:p>
      <text:p text:style-name="P2"/>
      <text:p text:style-name="P45">EEEEEEEE : Code de contrôle d'erreur</text:p>
      <text:p text:style-name="P9"/>
      <text:p text:style-name="P9"/>
      <text:p text:style-name="P9"/>
      <text:p text:style-name="P47"/>
      <text:p text:style-name="P24">Programmation en mode service</text:p>
      <text:p text:style-name="P2"/>
      <text:p text:style-name="P32">Transmettre au moins 20 paquets entre la mise sous tension et l'entrée en mode service</text:p>
      <text:p text:style-name="P2"/>
      <text:p text:style-name="P31">Utiliser un préambule long <text:span text:style-name="T20">pour tous les paquets </text:span>: 20 bits au moins</text:p>
      <text:p text:style-name="P2"/>
      <text:p text:style-name="P33">Paquet reset :</text:p>
      <text:p text:style-name="P41"><text:tab/>000000000 0 00000000 0 00000000 1</text:p>
      <text:p text:style-name="P2"/>
      <text:p text:style-name="P34">Hard reset :</text:p>
      <text:p text:style-name="P34"><text:tab/><text:span text:style-name="T10">Remet le décodeur en état initial</text:span></text:p>
      <text:list xml:id="list3444509934337411786" text:style-name="L3">
        <text:list-item>
          <text:p text:style-name="P54">Hard reset (RP 9.2.2) ???</text:p>
        </text:list-item>
        <text:list-item>
          <text:p text:style-name="P54">10 paquets IDLE ou RESET</text:p>
        </text:list-item>
      </text:list>
      <text:p text:style-name="P46"><text:tab/>Réinitialisation avec les valeurs par défaut</text:p>
      <text:list xml:id="list59749359471349010" text:style-name="L4">
        <text:list-item>
          <text:p text:style-name="P55">01111111 0 00001000 0 01110111 1</text:p>
        </text:list-item>
      </text:list>
      <text:p text:style-name="P11"/>
      <text:p text:style-name="P11"/>
      <text:p text:style-name="P2"/>
      <text:p text:style-name="P35">Page reset :</text:p>
      <text:p text:style-name="P35"><text:tab/><text:span text:style-name="T11">Valide le contenu du registre de page</text:span></text:p>
      <text:list xml:id="list8621900438876409812" text:style-name="L5">
        <text:list-item>
          <text:p text:style-name="P56">0 01111101 0 00000001 0 01111100 1</text:p>
        </text:list-item>
      </text:list>
      <text:p text:style-name="P35"/>
      <text:p text:style-name="P39">Paquet IDLE</text:p>
      <text:p text:style-name="P40"><text:tab/><text:span text:style-name="T18">11111111 0 00000000 0 11111111 1</text:span></text:p>
      <text:p text:style-name="P35"/>
      <text:p text:style-name="P29">Paquet d'instruction mode service : <text:span text:style-name="T19">commence par 0111xxxx</text:span></text:p>
      <text:p text:style-name="P29"/>
      <text:p text:style-name="P30">Qu<text:span text:style-name="T9">a</text:span>tre modes de programmation :</text:p>
      <text:list xml:id="list8841971056622636449" text:style-name="L6">
        <text:list-item>
          <text:p text:style-name="P57">Configuration directe : <text:span text:style-name="T14">écriture de toutes les CV -&gt; c'est le mode à utiliser</text:span></text:p>
        </text:list-item>
        <text:list-item>
          <text:p text:style-name="P57">Adresse seule : <text:span text:style-name="T12">écriture directe de la CV1</text:span></text:p>
        </text:list-item>
        <text:list-item>
          <text:p text:style-name="P57">Registre physique : <text:span text:style-name="T13">écriture des CV 1, 2, 3, 4, 29, 7 et 8</text:span></text:p>
        </text:list-item>
        <text:list-item>
          <text:p text:style-name="P57">Adressage paginé : <text:span text:style-name="T15">extension de l'adressage physique pour accéder à d'autres CV</text:span></text:p>
        </text:list-item>
      </text:list>
      <text:p text:style-name="P6"/>
      <text:p text:style-name="P36">Mode de configuration directe</text:p>
      <text:list xml:id="list7128900143156880931" text:style-name="L7">
        <text:list-item>
          <text:p text:style-name="P58">Cycle de mise sous tension</text:p>
        </text:list-item>
        <text:list-item>
          <text:p text:style-name="P59">3 (minimum) paquets reset</text:p>
        </text:list-item>
        <text:list-item>
          <text:p text:style-name="P60">5 (minimum) paquets écriture identiques</text:p>
        </text:list-item>
        <text:list-item>
          <text:p text:style-name="P60">6 (minimum) paquets écriture ou reset identiques</text:p>
        </text:list-item>
        <text:list-item>
          <text:p text:style-name="P60">Extinction optionnelle</text:p>
        </text:list-item>
      </text:list>
      <text:p text:style-name="P36"/>
      <text:p text:style-name="P37">Format des paquets :</text:p>
      <text:p text:style-name="P38"><text:tab/><text:span text:style-name="T16">0 0111CCAA 0 AAAAAAAA 0 DDDDDDDD 0 EEEEEEEE 1</text:span></text:p>
      <text:p text:style-name="P6"/>
      <text:p text:style-name="P7"><text:span text:style-name="T17">AA</text:span>+<text:span text:style-name="T17">AAAAAAAA</text:span> : Adresse de la CV</text:p>
      <text:p text:style-name="P7"/>
      <text:p text:style-name="P28"><text:tab/>Retrancher 1 au numéro de la CV pour avoir son adresse <text:span text:style-name="T1">( CV1 = 0000000000 )</text:span></text:p>
      <text:p text:style-name="P7"/>
      <text:p text:style-name="P13">DDDDDDDD : <text:span text:style-name="T8">Valeur</text:span> <text:span text:style-name="T8">de la CV</text:span></text:p>
      <text:p text:style-name="P7"/>
      <text:p text:style-name="P26">CC : Type d'opération</text:p>
      <text:p text:style-name="P7"><text:soft-page-break/></text:p>
      <text:p text:style-name="P7"><text:tab/>CC=00 : <text:span text:style-name="T7">réservé</text:span></text:p>
      <text:p text:style-name="P7"/>
      <text:p text:style-name="P44"><text:tab/>CC=01 : vérification</text:p>
      <text:list xml:id="list220121300996125" text:continue-list="list220121473192127" text:style-name="L1">
        <text:list-item>
          <text:p text:style-name="P50">La donnée est comparée avec celle stockée</text:p>
        </text:list-item>
        <text:list-item>
          <text:p text:style-name="P50">Retourne la valeur de la CV en réponse</text:p>
        </text:list-item>
      </text:list>
      <text:p text:style-name="P7"/>
      <text:p text:style-name="P15"><text:span text:style-name="T4"><text:tab/>CC=11 : </text:span>Ecriture</text:p>
      <text:list xml:id="list220120688720038" text:continue-numbering="true" text:style-name="L1">
        <text:list-item>
          <text:p text:style-name="P50">La donnée est <text:span text:style-name="T2">enregistrée</text:span></text:p>
        </text:list-item>
      </text:list>
      <text:p text:style-name="P7"/>
      <text:p text:style-name="P44"><text:tab/>CC=10 : manipulation de bit</text:p>
      <text:list xml:id="list4683642356171892698" text:style-name="L8">
        <text:list-item>
          <text:p text:style-name="P53">Ecriture bit à bit</text:p>
        </text:list-item>
        <text:list-item>
          <text:p text:style-name="P53">Utilise un format spécifique <text:span text:style-name="T6">à la place de</text:span> DDDDDDDD : <text:span text:style-name="T5">111CDBBB</text:span></text:p>
        </text:list-item>
      </text:list>
      <text:p text:style-name="P17"/>
      <text:p text:style-name="P19"><text:tab/><text:tab/>BBB : position du bit à modifier</text:p>
      <text:p text:style-name="P19"><text:tab/><text:tab/>C : 1= écriture; 0=<text:span text:style-name="T3">vérification</text:span></text:p>
      <text:p text:style-name="P21"><text:tab/><text:tab/>D : valeur du bit à écrire</text:p>
      <text:p text:style-name="P7"/>
      <text:p text:style-name="P45">EEEEEEEE : Code de contrôle d'erreur</text:p>
      <text:p text:style-name="P9"/>
      <text:p text:style-name="P6"/>
      <text:p text:style-name="P10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43M33S</meta:editing-duration>
    <meta:editing-cycles>102</meta:editing-cycles>
    <meta:generator>LibreOffice/5.2.7.2$Linux_X86_64 LibreOffice_project/20$Build-2</meta:generator>
    <dc:date>2017-11-29T22:41:00.626804148</dc:date>
    <meta:document-statistic meta:table-count="0" meta:image-count="0" meta:object-count="0" meta:page-count="3" meta:paragraph-count="68" meta:word-count="452" meta:character-count="2371" meta:non-whitespace-character-count="1982"/>
    <meta:user-defined meta:name="Info 1"/>
    <meta:user-defined meta:name="Info 2"/>
    <meta:user-defined meta:name="Info 3"/>
    <meta:user-defined meta:name="Info 4"/>
  </office:meta>
</office:document-meta>
</file>